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i>f</mi>
      <mrow>
        <mrow>
          <mo stretchy="false">(</mo>
          <mi>t</mi>
          <mo stretchy="false">)</mo>
        </mrow>
        <mi mathvariant="normal">=</mi>
        <mrow>
          <mrow>
            <mfrac>
              <mo stretchy="false">β</mo>
              <mo stretchy="false">η</mo>
            </mfrac>
            <mi mathvariant="normal">⋅</mi>
            <msup>
              <mrow>
                <mi stretchy="false" mathvariant="normal">[</mi>
                <mfrac>
                  <mrow>
                    <mi>t</mi>
                    <mi mathvariant="normal">−</mi>
                    <mo stretchy="false">γ</mo>
                  </mrow>
                  <mo stretchy="false">η</mo>
                </mfrac>
                <mi stretchy="false" mathvariant="normal">]</mi>
              </mrow>
              <mrow>
                <mo stretchy="false">β</mo>
                <mi mathvariant="normal">−</mi>
                <mn>1</mn>
              </mrow>
            </msup>
          </mrow>
          <mi mathvariant="normal">⋅</mi>
          <msup>
            <mi mathvariant="normal">e</mi>
            <mrow>
              <mi mathvariant="normal">−</mi>
              <msup>
                <mrow>
                  <mi stretchy="false" mathvariant="normal">[</mi>
                  <mfrac>
                    <mrow>
                      <mi>t</mi>
                      <mi mathvariant="normal">−</mi>
                      <mo stretchy="false">γ</mo>
                    </mrow>
                    <mo stretchy="false">η</mo>
                  </mfrac>
                  <mi stretchy="false" mathvariant="normal">]</mi>
                </mrow>
                <mo stretchy="false">β</mo>
              </msup>
            </mrow>
          </msup>
        </mrow>
      </mrow>
    </mrow>
    <annotation encoding="StarMath 5.0">f(t)={{%beta} over {%eta}} cdot {[{t-%gamma} over {%eta} ]^{%beta-1}} cdot {func e^-{[{t-%gamma} over {%eta} ]^%beta}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